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tarSymbol" style:font-charset="x-symbol" svg:font-family="Star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in" text:min-label-width="0.25in"/>
        <style:text-properties style:font-name="Times New Roman"/>
      </text:list-level-style-bullet>
      <text:list-level-style-bullet text:level="2" text:style-name="WW_CharLFO1LVL2" text:bullet-char="o">
        <style:list-level-properties text:space-before="0.5in" text:min-label-width="0.25in"/>
        <style:text-properties style:font-name="Courier New"/>
      </text:list-level-style-bullet>
      <text:list-level-style-bullet text:level="3" text:style-name="WW_CharLFO1LVL3" text:bullet-char="">
        <style:list-level-properties text:space-before="1in" text:min-label-width="0.25in"/>
        <style:text-properties style:font-name="Wingdings"/>
      </text:list-level-style-bullet>
      <text:list-level-style-bullet text:level="4" text:style-name="WW_CharLFO1LVL4" text:bullet-char="">
        <style:list-level-properties text:space-before="1.5in" text:min-label-width="0.25in"/>
        <style:text-properties style:font-name="Symbol"/>
      </text:list-level-style-bullet>
      <text:list-level-style-bullet text:level="5" text:style-name="WW_CharLFO1LVL5" text:bullet-char="o">
        <style:list-level-properties text:space-before="2in" text:min-label-width="0.25in"/>
        <style:text-properties style:font-name="Courier New"/>
      </text:list-level-style-bullet>
      <text:list-level-style-bullet text:level="6" text:style-name="WW_CharLFO1LVL6" text:bullet-char="">
        <style:list-level-properties text:space-before="2.5in" text:min-label-width="0.25in"/>
        <style:text-properties style:font-name="Wingdings"/>
      </text:list-level-style-bullet>
      <text:list-level-style-bullet text:level="7" text:style-name="WW_CharLFO1LVL7" text:bullet-char="">
        <style:list-level-properties text:space-before="3in" text:min-label-width="0.25in"/>
        <style:text-properties style:font-name="Symbol"/>
      </text:list-level-style-bullet>
      <text:list-level-style-bullet text:level="8" text:style-name="WW_CharLFO1LVL8" text:bullet-char="o">
        <style:list-level-properties text:space-before="3.5in" text:min-label-width="0.25in"/>
        <style:text-properties style:font-name="Courier New"/>
      </text:list-level-style-bullet>
      <text:list-level-style-bullet text:level="9" text:style-name="WW_CharLFO1LVL9" text:bullet-char="">
        <style:list-level-properties text:space-before="4in" text:min-label-width="0.25in"/>
        <style:text-properties style:font-name="Wingdings"/>
      </text:list-level-style-bullet>
    </text:list-style>
    <style:style style:name="P1" style:parent-style-name="Title" style:master-page-name="MP0" style:family="paragraph">
      <style:paragraph-properties fo:break-before="page"/>
    </style:style>
    <style:style style:name="P2" style:parent-style-name="Normal" style:family="paragraph">
      <style:text-properties style:text-underline-type="single" style:text-underline-style="solid" style:text-underline-width="auto" style:text-underline-mode="continuous"/>
    </style:style>
    <style:style style:name="T3" style:parent-style-name="DefaultParagraphFont" style:family="text">
      <style:text-properties style:text-underline-type="single" style:text-underline-style="solid" style:text-underline-width="auto" style:text-underline-mode="continuous"/>
    </style:style>
    <style:style style:name="T4" style:parent-style-name="DefaultParagraphFont" style:family="text">
      <style:text-properties style:text-underline-type="single" style:text-underline-style="solid" style:text-underline-width="auto" style:text-underline-mode="continuous"/>
    </style:style>
    <style:style style:name="P5" style:parent-style-name="Normal" style:family="paragraph">
      <style:paragraph-properties fo:border-top="none" fo:border-left="none" fo:border-bottom="0.0104in solid #000000" fo:border-right="none" fo:padding-top="0in" fo:padding-left="0in" fo:padding-bottom="0.0138in" fo:padding-right="0in" style:shadow="none"/>
    </style:style>
    <style:style style:name="P6" style:parent-style-name="ListParagraph" style:family="paragraph"/>
    <style:style style:name="P7" style:parent-style-name="ListParagraph" style:family="paragraph"/>
    <style:style style:name="P8" style:parent-style-name="ListParagraph" style:family="paragraph"/>
    <style:style style:name="P9" style:parent-style-name="ListParagraph" style:family="paragraph"/>
    <style:style style:name="P10" style:parent-style-name="ListParagraph" style:family="paragraph"/>
    <style:style style:name="T11" style:parent-style-name="DefaultParagraphFont" style:family="text">
      <style:text-properties style:font-name-complex="Times New Roman"/>
    </style:style>
    <style:style style:name="P12" style:parent-style-name="ListParagraph" style:family="paragraph"/>
    <style:style style:name="P13" style:parent-style-name="ListParagraph" style:family="paragraph"/>
    <style:style style:name="P14" style:parent-style-name="ListParagraph" style:family="paragraph"/>
    <style:style style:name="T15" style:parent-style-name="DefaultParagraphFont" style:family="text">
      <style:text-properties style:font-name-complex="Times New Roman"/>
    </style:style>
    <style:style style:name="P16" style:parent-style-name="ListParagraph" style:family="paragraph"/>
    <style:style style:name="P17" style:parent-style-name="ListParagraph" style:family="paragraph"/>
    <style:style style:name="P18" style:parent-style-name="ListParagraph" style:family="paragraph"/>
  </office:automatic-styles>
  <office:body>
    <office:text text:use-soft-page-breaks="true">
      <text:p text:style-name="P1">Lasagne</text:p>
      <text:p text:style-name="Normal">Onderstaande hoeveelheden gebruik ik zelf, maar dan krijg je erg veel Lasagne (heerlijk) en is een vriezer handig. Maar de hoeveelheden kun je goed door 4 delen en dan heb je altijd nog meer dan 1 kg lasagne; dat zou voor 2 personen ruim voldoende moeten zijn.</text:p>
      <text:p text:style-name="Normal"/>
      <text:p text:style-name="P2">Voor de rode saus:</text:p>
      <text:p text:style-name="Normal">1 kg gehakt (kun je ook weglaten)<text:s/></text:p>
      <text:p text:style-name="Normal">4 teentjes knoflook (minder als je het niet zo lekker vindt)<text:s/></text:p>
      <text:p text:style-name="Normal">4 blikjes tomaten (of tomatenblokjes)</text:p>
      <text:p text:style-name="Normal">Italiaanse kruiden (vooral oregano, ook tijm, evt. basilicum)</text:p>
      <text:p text:style-name="Normal">1 struik selderij</text:p>
      <text:p text:style-name="Normal">1 kg wortelen</text:p>
      <text:p text:style-name="Normal">1 kg prei</text:p>
      <text:p text:style-name="Normal"/>
      <text:p text:style-name="Normal"><text:span text:style-name="T3">Voor de witte saus</text:span>: (hiervan weet ik de hoeveelheden niet precies. Dat doet er ook niet zoveel toe omdat de verhouding rode saus/witte saus niet zo precies komt<text:s/>en afhankelijk is van je smaak)</text:p>
      <text:p text:style-name="Normal">80 g bloem (of zelfrijzend bakmeel)</text:p>
      <text:p text:style-name="Normal">?? dl melk</text:p>
      <text:p text:style-name="Normal">?? dl liebfraumilch (of andere witte wijn)</text:p>
      <text:p text:style-name="Normal">2 teentjes knoflook (meer of minder naar smaak)</text:p>
      <text:p text:style-name="Normal">1 pakje crème fraîche (slagroom kan evt. ook)</text:p>
      <text:p text:style-name="Normal">1 of 2 zakjes geraspte (pittige) kaas</text:p>
      <text:p text:style-name="Normal"/>
      <text:p text:style-name="Normal"><text:span text:style-name="T4">En verder</text:span>:</text:p>
      <text:p text:style-name="Normal">olijfolie om in te bakken</text:p>
      <text:p text:style-name="Normal">2 dozen Lasagnebladeren (gaat niet op, maar 1 doos is te weinig)</text:p>
      <text:p text:style-name="Normal">1 zakje geraspte (pittige) kaas om er aan het eind overheen te strooien</text:p>
      <text:p text:style-name="P5"/>
      <text:p text:style-name="Normal"/>
      <text:p text:style-name="Normal">Je begint met de rode saus (omdat die moet inkoken).<text:s/></text:p>
      <text:list text:style-name="LFO1" text:continue-numbering="true">
        <text:list-item>
          <text:p text:style-name="P6">Als je gehakt gebruikt, dan bak je die aan met de teentjes knoflook<text:s/>(minimaal of geen olijfolie gebruiken omdat de gehakt zelf al vet uitbakt). Doorgaan totdat alle water verdampt is en de gehakt lichtbruin. Als je geen gehakt gebruikt fruit je alleen de teentjes knoflook licht aan.</text:p>
        </text:list-item>
        <text:list-item>
          <text:p text:style-name="P7">Doe de inhoud van de tomatenblikjes erbij en de Italiaanse kruiden (doe maar flink wat als je gedroogde kruiden gebruikt) en laat je de boel inkoken; door af en toe te roeren voorkom je dat de boel aanbakt.</text:p>
        </text:list-item>
        <text:list-item>
          <text:p text:style-name="P8">Was de selderijstengels, maak ze droog, hak ze in de keukenmachine fijn en doe ze bij de rode saus. Meteen bij de rode saus doen en verder in laten koken.</text:p>
        </text:list-item>
        <text:list-item>
          <text:p text:style-name="P9">De wortels raspen en bij de rode saus doen.</text:p>
        </text:list-item>
        <text:list-item>
          <text:p text:style-name="P10">De prei wassen, het aanhangwater zoveel mogelijk er af zien te krijgen en in fijne (halve) ringetjes snijden. Je kunt het licht bakken als je wilt, maar je kunt het ook meteen bij de rode saus gooien.</text:p>
        </text:list-item>
      </text:list>
      <text:p text:style-name="Normal">De rode saus af en toe om blijven roeren totdat er nog maar een heel klein bodempje vocht is overgebleven.<text:s/>Als je er af en toe aan denkt om in de rode saus te roeren kun je alvast aan de witte saus beginnen.</text:p>
      <text:p text:style-name="Normal"/>
      <text:p text:style-name="Normal">Als je handig bent met<text:s/>het maken van<text:s/>de witte saus kun je nu de oven alvast<text:s/>voorverwarmen<text:s/>(plm 175<text:span text:style-name="T11">°</text:span>C).<text:s/></text:p>
      <text:p text:style-name="Normal"/>
      <text:p text:style-name="Normal"/>
      <text:soft-page-break/>
      <text:p text:style-name="Normal">De witte saus is een soort roux. Daar moet je goed met je aandacht bij zijn omdat hij anders te snel bindt en dan moet je hem weer glad zien te maken en dat is lastig. Als ik het hieronder over ‘vocht’ heb, dan bedoel ik melk en/of liebraumilch in een verhouding van ongeveer 1:1. Wat meer wijn dan melk kan natuurlijk ook…</text:p>
      <text:list text:style-name="LFO1" text:continue-numbering="true">
        <text:list-item>
          <text:p text:style-name="P12">bloem in de pan doen, beetje<text:s/>vocht erbij en met een garde doorroeren.<text:s/><text:s/>Daarna langzaam opwarmen – als de boel begint te binden doe je er vocht bij. Dat gaat door totdat je een saus hebt die kookt en ongeveer zo dik is als pannenkoekenbeslag. Laat dit (steeds roeren!) een minuut of 3 koken zodat de bloem gaar wordt.</text:p>
        </text:list-item>
        <text:list-item>
          <text:p text:style-name="P13">pers de knoflook erbij en doe de crème fraîche erbij en roer dit door totdat de saus weer glad is. Doe er wat vocht bij als hij te dik wordt (de crème fraîche bindt namelijk wat).</text:p>
        </text:list-item>
        <text:list-item>
          <text:p text:style-name="P14">Doe er strooikaas bij (zoveel als je lekker vindt); ook daarmee bindt de saus weer en je kunt er weer wat vocht bij doen als de saus wat te dik wordt. Als hij te dun is doe je er wat meer strooikaas bij.</text:p>
        </text:list-item>
      </text:list>
      <text:p text:style-name="Normal"/>
      <text:p text:style-name="Normal">De bak(ken) waarin je de Lasagne wilt maken invetten met olijfolie en er een heel dun laagje rode saus indoen. Dan een laag lasagne plakken, rode saus, witte saus, lasagne<text:s/>plakken, enz. totdat de sausen op zijn. Je moet het zo zien te verdelen dat je de sausen tegelijk op hebt met de witte saus<text:s/>als bovenste laag. Daarop strooi je strooikaas (zo veel of weinig als je wilt) en bak je de lasange in 30-45 minuten op 175<text:span text:style-name="T15">°</text:span>C – als de kaaskorst mooi lichtbruin is, is het goed.<text:s/></text:p>
      <text:p text:style-name="Normal"/>
      <text:p text:style-name="Normal">Je kunt de Lasagne meteen eten, maar dan valt ie wat meer uit elkaar. Als je hem de dag erop opeet is hij vaster van structuur (dat heeft de voorkeur).</text:p>
      <text:p text:style-name="Normal"/>
      <text:p text:style-name="Normal"/>
      <text:p text:style-name="Normal">Veel plezier met het maken,</text:p>
      <text:p text:style-name="Normal">en eet smakelijk.</text:p>
      <text:p text:style-name="Normal"/>
      <text:p text:style-name="Normal">Variaties:</text:p>
      <text:list text:style-name="LFO1" text:continue-numbering="true">
        <text:list-item>
          <text:p text:style-name="P16">je kunt ook andere groenten in de rode saus doen, zoals courgettes, champignons e.d. Let er wel op dat dit extra vocht met zich meebrengt en het inkoken dus langer gaat duren.</text:p>
        </text:list-item>
        <text:list-item>
          <text:p text:style-name="P17">bij de witte saus kun je ook in plaats van kaas een bouillonblok (of twee) gebruiken. Je kunt ook andere kaas gebruiken (Parmezaanse kaas?).</text:p>
        </text:list-item>
        <text:list-item>
          <text:p text:style-name="P18">I.p.v. gewone strooikaas bovenop kun je ook Parmezaanse kaas gebruike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StarSymbol" style:font-charset="x-symbol" svg:font-family="Star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nl" style:country-asian="NL"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Normal" style:next-style-name="Normal" style:default-outline-level="4">
      <style:paragraph-properties fo:keep-with-next="always" fo:keep-together="always" fo:margin-top="0.1388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Index" style:display-name="Index" style:family="paragraph" style:parent-style-name="Standard">
      <style:paragraph-properties text:number-lines="false"/>
      <style:text-properties fo:hyphenate="false"/>
    </style:style>
    <style:style style:name="FootnoteSymbol" style:display-name="Footnote Symbol"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Footnoteanchor" style:display-name="Footnote anchor" style:family="text">
      <style:text-properties style:text-position="super 66.6%"/>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style:text-properties style:font-name="Cambria" style:font-name-asian="Times New Roman" style:font-name-complex="Times New Roman" fo:color="#17365D" fo:letter-spacing="0.0034in" fo:font-size="26pt" style:font-size-asian="26pt" style:font-size-complex="26pt" fo:hyphenate="fals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itle" style:display-name="Subtitl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hyphenate="fals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Times New Roman" style:font-name-asian="Lucida Sans Unicode"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in" text:min-label-width="0.25in"/>
        <style:text-properties style:font-name="Times New Roman"/>
      </text:list-level-style-bullet>
      <text:list-level-style-bullet text:level="2" text:style-name="WW_CharLFO1LVL2" text:bullet-char="o">
        <style:list-level-properties text:space-before="0.5in" text:min-label-width="0.25in"/>
        <style:text-properties style:font-name="Courier New"/>
      </text:list-level-style-bullet>
      <text:list-level-style-bullet text:level="3" text:style-name="WW_CharLFO1LVL3" text:bullet-char="">
        <style:list-level-properties text:space-before="1in" text:min-label-width="0.25in"/>
        <style:text-properties style:font-name="Wingdings"/>
      </text:list-level-style-bullet>
      <text:list-level-style-bullet text:level="4" text:style-name="WW_CharLFO1LVL4" text:bullet-char="">
        <style:list-level-properties text:space-before="1.5in" text:min-label-width="0.25in"/>
        <style:text-properties style:font-name="Symbol"/>
      </text:list-level-style-bullet>
      <text:list-level-style-bullet text:level="5" text:style-name="WW_CharLFO1LVL5" text:bullet-char="o">
        <style:list-level-properties text:space-before="2in" text:min-label-width="0.25in"/>
        <style:text-properties style:font-name="Courier New"/>
      </text:list-level-style-bullet>
      <text:list-level-style-bullet text:level="6" text:style-name="WW_CharLFO1LVL6" text:bullet-char="">
        <style:list-level-properties text:space-before="2.5in" text:min-label-width="0.25in"/>
        <style:text-properties style:font-name="Wingdings"/>
      </text:list-level-style-bullet>
      <text:list-level-style-bullet text:level="7" text:style-name="WW_CharLFO1LVL7" text:bullet-char="">
        <style:list-level-properties text:space-before="3in" text:min-label-width="0.25in"/>
        <style:text-properties style:font-name="Symbol"/>
      </text:list-level-style-bullet>
      <text:list-level-style-bullet text:level="8" text:style-name="WW_CharLFO1LVL8" text:bullet-char="o">
        <style:list-level-properties text:space-before="3.5in" text:min-label-width="0.25in"/>
        <style:text-properties style:font-name="Courier New"/>
      </text:list-level-style-bullet>
      <text:list-level-style-bullet text:level="9" text:style-name="WW_CharLFO1LVL9" text:bullet-char="">
        <style:list-level-properties text:space-before="4in" text:min-label-width="0.25in"/>
        <style:text-properties style:font-name="Wingdings"/>
      </text:list-level-style-bullet>
    </text:list-style>
    <style:page-layout style:name="PL0">
      <style:page-layout-properties fo:page-width="8.2673in" fo:page-height="11.692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office:automatic-styles>
  <office:master-styles>
    <style:master-page style:name="MP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R J</meta:initial-creator>
    <dc:creator>Rieks</dc:creator>
    <meta:creation-date>2013-09-21T08:19:00Z</meta:creation-date>
    <dc:date>2013-09-21T08:19:00Z</dc:date>
    <meta:print-date>2013-03-11T11:45:00Z</meta:print-date>
    <meta:template xlink:href="Normal.dotm" xlink:type="simple"/>
    <meta:editing-cycles>2</meta:editing-cycles>
    <meta:editing-duration>PT660S</meta:editing-duration>
    <meta:user-defined meta:name="Info 1"/>
    <meta:user-defined meta:name="Info 2"/>
    <meta:user-defined meta:name="Info 3"/>
    <meta:user-defined meta:name="Info 4"/>
    <meta:user-defined meta:name="Docear4Word_StyleTitle">Springer LNCS</meta:user-defined>
    <meta:document-statistic meta:page-count="2" meta:paragraph-count="81" meta:word-count="805" meta:character-count="4403" meta:row-count="114" meta:non-whitespace-character-count="3679"/>
  </office:meta>
</office:document-meta>
</file>